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6cm" svg:stroke-color="#407927" draw:marker-start-width="0.358cm" draw:marker-end-width="0.358cm" draw:fill-color="#ffffff" draw:textarea-horizontal-align="justify" draw:textarea-vertical-align="middle" draw:auto-grow-height="false" fo:min-height="6.55cm" fo:min-width="11.2cm" fo:padding-top="0.177cm" fo:padding-bottom="0.177cm" fo:padding-left="0.302cm" fo:padding-right="0.302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1.25cm" fo:min-width="11.2cm"/>
    </style:style>
    <style:style style:name="gr3" style:family="graphic" style:parent-style-name="standard">
      <style:graphic-properties svg:stroke-width="0.106cm" svg:stroke-color="#407927" draw:marker-start-width="0.358cm" draw:marker-end-width="0.358cm" draw:fill-color="#ffffff" draw:textarea-horizontal-align="justify" draw:textarea-vertical-align="middle" draw:auto-grow-height="false" fo:min-height="6.55cm" fo:min-width="4.8cm" fo:padding-top="0.177cm" fo:padding-bottom="0.177cm" fo:padding-left="0.302cm" fo:padding-right="0.302cm"/>
    </style:style>
    <style:style style:name="gr4" style:family="graphic" style:parent-style-name="standard">
      <style:graphic-properties svg:stroke-color="#000000" draw:fill-color="#ed1c24" draw:textarea-horizontal-align="justify" draw:textarea-vertical-align="middle" draw:auto-grow-height="false" fo:min-height="0.35cm" fo:min-width="3.5cm"/>
    </style:style>
    <style:style style:name="gr5" style:family="graphic" style:parent-style-name="standard">
      <style:graphic-properties draw:stroke="none" svg:stroke-color="#000000" draw:fill="none" draw:fill-color="#ffffff" fo:min-height="0.704cm"/>
    </style:style>
    <style:style style:name="gr6" style:family="graphic" style:parent-style-name="standard">
      <style:graphic-properties draw:textarea-horizontal-align="justify" draw:textarea-vertical-align="middle" draw:auto-grow-height="false" fo:min-height="0.65cm" fo:min-width="4.5cm"/>
    </style:style>
    <style:style style:name="gr7" style:family="graphic" style:parent-style-name="standard">
      <style:graphic-properties draw:fill-color="#00888a" draw:textarea-horizontal-align="justify" draw:textarea-vertical-align="middle" draw:auto-grow-height="false" fo:min-height="0.65cm" fo:min-width="4.5cm"/>
    </style:style>
    <style:style style:name="gr8" style:family="graphic" style:parent-style-name="standard">
      <style:graphic-properties draw:textarea-horizontal-align="justify" draw:textarea-vertical-align="middle" draw:auto-grow-height="false" fo:min-height="0.65cm" fo:min-width="0.4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color="#ffffff"/>
    </style:style>
    <style:style style:name="P4" style:family="paragraph">
      <loext:graphic-properties draw:fill-color="#ed1c24"/>
      <style:paragraph-properties fo:text-align="center"/>
      <style:text-properties fo:color="#ffffff" fo:font-size="14pt" style:font-size-asian="14pt" style:font-size-complex="14pt"/>
    </style:style>
    <style:style style:name="P5" style:family="paragraph">
      <loext:graphic-properties draw:fill="none" draw:fill-color="#ffffff"/>
    </style:style>
    <style:style style:name="P6" style:family="paragraph">
      <style:paragraph-properties fo:text-align="start"/>
    </style:style>
    <style:style style:name="P7" style:family="paragraph">
      <loext:graphic-properties draw:fill="none" draw:fill-color="#ffffff"/>
      <style:paragraph-properties fo:text-align="center"/>
    </style:style>
    <style:style style:name="P8" style:family="paragraph">
      <style:paragraph-properties fo:text-align="center"/>
      <style:text-properties fo:font-size="13pt" style:font-size-asian="13pt" style:font-size-complex="13pt"/>
    </style:style>
    <style:style style:name="P9" style:family="paragraph">
      <loext:graphic-properties draw:fill-color="#00888a"/>
      <style:paragraph-properties fo:text-align="center"/>
      <style:text-properties fo:font-size="13pt" style:font-size-asian="13pt" style:font-size-complex="13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draw:layer="layout" svg:width="11.7cm" svg:height="6.8cm" svg:x="7.9cm" svg:y="3.4cm">
          <text:p text:style-name="P2"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1.7cm" svg:height="1.5cm" svg:x="7.9cm" svg:y="10.5cm">
          <text:p text:style-name="P2">Набираемое сообщение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.3cm" svg:height="6.8cm" svg:x="19.9cm" svg:y="3.4cm">
          <text:p text:style-name="P2"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4cm" svg:height="0.6cm" svg:x="15.6cm" svg:y="12.2cm">
          <text:p text:style-name="P3"><text:span text:style-name="T1">Отправить</text:span></text:p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12.7cm" svg:height="0.954cm" svg:x="7.5cm" svg:y="0.5cm">
          <draw:text-box>
            <text:p text:style-name="P2">Simple Web Chat</text:p>
          </draw:text-box>
        </draw:frame>
        <draw:frame draw:style-name="gr5" draw:text-style-name="P7" draw:layer="layout" svg:width="26.1cm" svg:height="0.954cm" svg:x="1.1cm" svg:y="14cm">
          <draw:text-box>
            <text:p text:style-name="P6">Footer (доп. ссылки, копилефт, авторство)</text:p>
          </draw:text-box>
        </draw:frame>
        <draw:custom-shape draw:style-name="gr6" draw:text-style-name="P8" draw:layer="layout" svg:width="5cm" svg:height="0.9cm" svg:x="9.8cm" svg:y="3.86cm">
          <text:p text:style-name="P2"><text:span text:style-name="T2">Чужое сообщение</text:span></text:p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5cm" svg:height="0.9cm" svg:x="13cm" svg:y="5.1cm">
          <text:p text:style-name="P2"><text:span text:style-name="T2">Свое сообщение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9cm" svg:height="0.9cm" svg:x="8.4cm" svg:y="3.86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9cm" svg:height="0.9cm" svg:x="18.3cm" svg:y="5.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5cm" svg:height="0.9cm" svg:x="20.1cm" svg:y="3.7cm">
          <text:p text:style-name="P2"><text:span text:style-name="T2">Пользователь 1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5cm" svg:height="0.9cm" svg:x="20.1cm" svg:y="4.9cm">
          <text:p text:style-name="P2"><text:span text:style-name="T2">Пользователь 2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16T12:19:47.333678575</meta:creation-date>
    <dc:date>2017-09-19T13:51:36.088846686</dc:date>
    <meta:editing-duration>PT1H7M35S</meta:editing-duration>
    <meta:editing-cycles>10</meta:editing-cycles>
    <meta:generator>LibreOffice/5.4.1.2$Linux_X86_64 LibreOffice_project/40m0$Build-2</meta:generator>
    <meta:document-statistic meta:object-count="12"/>
  </office:meta>
</office:document-meta>
</file>